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6.789cm" fo:margin-left="0cm" fo:margin-right="0.212cm" style:page-number="auto" table:align="margins" style:writing-mode="lr-tb"/>
    </style:style>
    <style:style style:name="Table1.A" style:family="table-column">
      <style:table-column-properties style:column-width="1.03cm" style:rel-column-width="584*"/>
    </style:style>
    <style:style style:name="Table1.B" style:family="table-column">
      <style:table-column-properties style:column-width="0.866cm" style:rel-column-width="491*"/>
    </style:style>
    <style:style style:name="Table1.C" style:family="table-column">
      <style:table-column-properties style:column-width="3.344cm" style:rel-column-width="1896*"/>
    </style:style>
    <style:style style:name="Table1.D" style:family="table-column">
      <style:table-column-properties style:column-width="2.958cm" style:rel-column-width="1677*"/>
    </style:style>
    <style:style style:name="Table1.E" style:family="table-column">
      <style:table-column-properties style:column-width="4.595cm" style:rel-column-width="2605*"/>
    </style:style>
    <style:style style:name="Table1.F" style:family="table-column">
      <style:table-column-properties style:column-width="3.995cm" style:rel-column-width="2265*"/>
    </style:style>
    <style:style style:name="Table1.1" style:family="table-row">
      <style:table-row-properties style:min-row-height="3.78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0.847cm"/>
    </style:style>
    <style:style style:name="Table1.A2" style:family="table-cell">
      <style:table-cell-properties style:vertical-align="bottom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714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575cm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officeooo:paragraph-rsid="001fbcda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officeooo:paragraph-rsid="001aaf73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officeooo:paragraph-rsid="001fbcda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officeooo:rsid="0029b394" officeooo:paragraph-rsid="0029b394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officeooo:rsid="0029b394" officeooo:paragraph-rsid="002d2c6a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name-asian="Arial" style:font-size-asian="10pt" style:font-style-asian="italic" style:font-weight-asian="bold" style:font-name-complex="Arial" style:font-size-complex="10pt" style:font-style-complex="italic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0pt" fo:font-style="italic" fo:text-shadow="none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3pt" fo:font-style="italic" fo:text-shadow="none" style:text-underline-style="none" fo:font-weight="bold" style:font-name-asian="Britannic Bold" style:font-size-asian="13pt" style:font-style-asian="italic" style:font-weight-asian="bold" style:font-name-complex="Britannic Bold" style:font-size-complex="13pt" style:font-style-complex="italic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officeooo:paragraph-rsid="0011aef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officeooo:paragraph-rsid="002b9ca3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margin-left="0cm" fo:margin-right="0cm" style:line-spacing="0cm" fo:text-align="justify" style:justify-single-word="false" fo:text-indent="0cm" style:auto-text-indent="false" fo:break-before="auto" fo:break-after="auto" style:shadow="none" style:join-border="false">
        <style:tab-stops>
          <style:tab-stop style:position="7.502cm"/>
        </style:tab-stops>
      </style:paragraph-properties>
      <style:text-properties fo:color="#000000" style:font-name="Calibri" fo:font-size="7pt" fo:font-weight="bold" style:font-size-asian="7pt" style:font-weight-asian="bold" style:font-name-complex="Arial2" style:font-size-complex="7pt" text:display="true"/>
    </style:style>
    <style:style style:name="P21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9pt" fo:font-style="italic" fo:text-shadow="none" style:text-underline-style="solid" style:text-underline-width="auto" style:text-underline-color="font-color" fo:font-weight="bold" style:font-name-asian="Arial" style:font-size-asian="9pt" style:font-style-asian="italic" style:font-weight-asian="bold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name-asian="Arial" style:font-size-asian="9pt" style:font-style-asian="italic" style:font-weight-asian="bold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P2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2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officeooo:rsid="0029b394" officeooo:paragraph-rsid="002d2c6a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2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officeooo:rsid="0029b394" officeooo:paragraph-rsid="00340040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26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none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officeooo:rsid="001aaf73"/>
    </style:style>
    <style:style style:name="T5" style:family="text">
      <style:text-properties officeooo:rsid="001fbcda"/>
    </style:style>
    <style:style style:name="T6" style:family="text">
      <style:text-properties officeooo:rsid="002c07c9"/>
    </style:style>
    <style:style style:name="T7" style:family="text">
      <style:text-properties officeooo:rsid="002d2c6a"/>
    </style:style>
    <style:style style:name="T8" style:family="text">
      <style:text-properties officeooo:rsid="002f016d"/>
    </style:style>
    <style:style style:name="T9" style:family="text">
      <style:text-properties officeooo:rsid="0030d344"/>
    </style:style>
    <style:style style:name="T10" style:family="text">
      <style:text-properties officeooo:rsid="0031440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14"/>
            <text:p text:style-name="P14"><draw:frame text:anchor-type="char" draw:z-index="0" draw:name="Picture 41" draw:style-name="gr1" draw:text-style-name="P27" svg:width="4.509cm" svg:height="3.527cm" svg:x="0.436cm" svg:y="0.072cm"><draw:image xlink:href="Pictures/20000009000047A1000049482F0CE9AD30EA6E9A.wmf" xlink:type="simple" xlink:show="embed" xlink:actuate="onLoad"><text:p/></draw:image></draw:frame></text:p>
          </table:table-cell>
          <table:covered-table-cell/>
          <table:covered-table-cell/>
          <table:table-cell table:style-name="Table1.D1" table:number-columns-spanned="3" office:value-type="string">
            <text:p text:style-name="P15">PARQUE DE LA SALUD DE LA PROVINCIA DE MISIONES DR. RAMON MADARIAGA LEY XVII Nº 70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p text:style-name="P9">ORDEN DE PAGO N°: <text:span text:style-name="T1"><text:text-input text:description="">$ordenPago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1" table:number-columns-spanned="5" office:value-type="string">
            <text:p text:style-name="P19">PAGUESE A: <text:text-input text:description="">$lm.titulo</text:text-input></text:p>
          </table:table-cell>
          <table:covered-table-cell/>
          <table:covered-table-cell/>
          <table:covered-table-cell/>
          <table:covered-table-cell/>
          <table:table-cell table:style-name="Table1.F3" office:value-type="string">
            <text:p text:style-name="P16">FECHA: <text:text-input text:description="">$fechaOrdenPago</text:text-input></text:p>
          </table:table-cell>
        </table:table-row>
        <table:table-row table:style-name="Table1.3">
          <table:table-cell table:style-name="Table1.A2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1" table:number-columns-spanned="5" office:value-type="string">
            <text:p text:style-name="P10">EXPTE: 6550 - <text:text-input text:description="">$expediente</text:text-input><text:span text:style-name="T1"> - </text:span></text:p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16"/>
          </table:table-cell>
        </table:table-row>
        <table:table-row table:style-name="Table1.3">
          <table:table-cell table:style-name="Table1.A2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1" table:number-columns-spanned="5" office:value-type="string">
            <text:p text:style-name="P11">CONCEPTO DEL PAGO:<text:span text:style-name="T2"> </text:span><text:span text:style-name="T3"><text:text-input text:description="">$expedienteDescripcion</text:text-input></text:span></text:p>
          </table:table-cell>
          <table:covered-table-cell/>
          <table:covered-table-cell/>
          <table:covered-table-cell/>
          <table:covered-table-cell/>
          <table:table-cell table:style-name="Table1.F7" office:value-type="string">
            <text:p text:style-name="P17"/>
          </table:table-cell>
        </table:table-row>
        <table:table-row table:style-name="Table1.8">
          <table:table-cell table:style-name="Table1.A21" table:number-columns-spanned="5" office:value-type="string">
            <text:p text:style-name="P10">MONTO DE LA ORDEN DE PAGO: </text:p>
          </table:table-cell>
          <table:covered-table-cell/>
          <table:covered-table-cell/>
          <table:covered-table-cell/>
          <table:covered-table-cell/>
          <table:table-cell table:style-name="Table1.F8" office:value-type="string">
            <text:p text:style-name="P18"><text:text-input text:description="$number.moneda($lm.getSubTotalAPagar())">$number.moneda($lm.getSubTotalAPagar())</text:text-input></text:p>
          </table:table-cell>
        </table:table-row>
        <table:table-row table:style-name="Table1.8"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7"><text:text-input text:description="@before-row#if($lm.getTotalOs() &gt; 0)">@before-row#if($lm.getTotalOs() &gt; 0)</text:text-input>OBRA SOCIAL<text:text-input text:description="@after-row#end">@after-row#end</text:text-input></text:p>
          </table:table-cell>
          <table:covered-table-cell/>
          <table:covered-table-cell/>
          <table:covered-table-cell/>
          <table:table-cell table:style-name="Table1.F9" office:value-type="string">
            <text:p text:style-name="P6">-<text:text-input text:description="$number.moneda($lm.getTotalOs())">$number.moneda($lm.getTotalOs())</text:text-input></text:p>
          </table:table-cell>
        </table:table-row>
        <table:table-row table:style-name="Table1.8">
          <table:table-cell table:style-name="Table1.A14" office:value-type="string">
            <text:p text:style-name="P2"/>
          </table:table-cell>
          <table:table-cell table:style-name="Table1.B10" table:number-columns-spanned="4" office:value-type="string">
            <text:p text:style-name="P7"><text:text-input text:description="@before-row#if($lm.getTotalJubilacion() &gt; 0)">@before-row#if($lm.getTotalJubilacion() &gt; 0)</text:text-input>JUBILACION<text:text-input text:description="@after-row#end">@after-row#end</text:text-input></text:p>
          </table:table-cell>
          <table:covered-table-cell/>
          <table:covered-table-cell/>
          <table:covered-table-cell/>
          <table:table-cell table:style-name="Table1.F10" office:value-type="string">
            <text:p text:style-name="P6">-<text:text-input text:description="$number.moneda($lm.getTotalJubilacion())">$number.moneda($lm.getTotalJubilacion())</text:text-input></text:p>
          </table:table-cell>
        </table:table-row>
        <table:table-row table:style-name="Table1.8">
          <table:table-cell table:style-name="Table1.A14" office:value-type="string">
            <text:p text:style-name="P2"/>
          </table:table-cell>
          <table:table-cell table:style-name="Table1.B11" table:number-columns-spanned="4" office:value-type="string">
            <text:p text:style-name="P7"><text:text-input text:description="@before-row#if($lm.getTotalSeguroVida() &gt; 0)">@before-row#if($lm.getTotalSeguroVida() &gt; 0)</text:text-input>SEGURO VIDA<text:text-input text:description="@after-row#end">@after-row#end</text:text-input></text:p>
          </table:table-cell>
          <table:covered-table-cell/>
          <table:covered-table-cell/>
          <table:covered-table-cell/>
          <table:table-cell table:style-name="Table1.F11" office:value-type="string">
            <text:p text:style-name="P6">-<text:text-input text:description="$number.moneda($lm.getTotalSeguroVida())">$number.moneda($lm.getTotalSeguroVida())</text:text-input></text:p>
          </table:table-cell>
        </table:table-row>
        <table:table-row table:style-name="Table1.8">
          <table:table-cell table:style-name="Table1.A14" office:value-type="string">
            <text:p text:style-name="P2"/>
          </table:table-cell>
          <table:table-cell table:style-name="Table1.B12" table:number-columns-spanned="4" office:value-type="string">
            <text:p text:style-name="P7"><text:text-input text:description="@before-row#if($lm.getTotalSeguroSepelio() &gt; 0)">@before-row#if($lm.getTotalSeguroSepelio() &gt; 0)</text:text-input>SEGURO SEPELIO<text:text-input text:description="@after-row#end">@after-row#end</text:text-input></text:p>
          </table:table-cell>
          <table:covered-table-cell/>
          <table:covered-table-cell/>
          <table:covered-table-cell/>
          <table:table-cell table:style-name="Table1.F12" office:value-type="string">
            <text:p text:style-name="P6">-<text:text-input text:description="$number.moneda($lm.getTotalSeguroSepelio())">$number.moneda($lm.getTotalSeguroSepelio())</text:text-input></text:p>
          </table:table-cell>
        </table:table-row>
        <table:table-row table:style-name="Table1.8">
          <table:table-cell table:style-name="Table1.A14" office:value-type="string">
            <text:p text:style-name="P2"/>
          </table:table-cell>
          <table:table-cell table:style-name="Table1.B13" table:number-columns-spanned="4" office:value-type="string">
            <text:p text:style-name="P3"><text:text-input text:description="@before-row#if($lm.getTotalImpuestoGanancia() &gt; 0)">@before-row#if($lm.getTotalImpuestoGanancia() &gt; 0)</text:text-input><text:span text:style-name="T6">IMPUESTO GCIAS</text:span><text:span text:style-name="T6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e1.F13" office:value-type="string">
            <text:p text:style-name="P6">-<text:text-input text:description="$number.moneda($lm.getTotalImpuestoGanancia())">$number.moneda($lm.getTotalImpuestoGanancia())</text:text-input></text:p>
          </table:table-cell>
        </table:table-row>
        <table:table-row table:style-name="Table1.8">
          <table:table-cell table:style-name="Table1.A14" office:value-type="string">
            <text:p text:style-name="P2"/>
          </table:table-cell>
          <table:table-cell table:style-name="Table1.B14" table:number-columns-spanned="4" office:value-type="string">
            <text:p text:style-name="P3"><text:span text:style-name="T4"><text:text-input text:description="">@before-row#if($lm.getTotalEmbargo() &gt; 0)</text:text-input></text:span><text:span text:style-name="T4">EMBARGO</text:span><text:span text:style-name="T4"><text:text-input text:description="">@after-row#end</text:text-input></text:span></text:p>
          </table:table-cell>
          <table:covered-table-cell/>
          <table:covered-table-cell/>
          <table:covered-table-cell/>
          <table:table-cell table:style-name="Table1.F14" office:value-type="string">
            <text:p text:style-name="P6"><text:span text:style-name="T5">-</text:span><text:span text:style-name="T5"><text:text-input text:description="">$number.moneda($lm.getTotalEmbargo())</text:text-input></text:span></text:p>
          </table:table-cell>
        </table:table-row>
        <table:table-row table:style-name="Table1.8">
          <table:table-cell table:style-name="Table1.A20" office:value-type="string">
            <text:p text:style-name="P2"/>
          </table:table-cell>
          <table:table-cell table:style-name="Table1.B15" table:number-columns-spanned="4" office:value-type="string">
            <text:p text:style-name="P7"><text:text-input text:description="@before-row#if($lm.getTotalPrestafacil() &gt; 0)">@before-row#if($lm.getTotalPrestafacil() &gt; 0)</text:text-input>PRESTAFACIL<text:text-input text:description="@after-row#end">@after-row#end</text:text-input></text:p>
          </table:table-cell>
          <table:covered-table-cell/>
          <table:covered-table-cell/>
          <table:covered-table-cell/>
          <table:table-cell table:style-name="Table1.F15" office:value-type="string">
            <text:p text:style-name="P5">-<text:text-input text:description="$number.moneda($lm.getTotalPrestafacil())">$number.moneda($lm.getTotalPrestafacil())</text:text-input></text:p>
          </table:table-cell>
        </table:table-row>
        <table:table-row table:style-name="Table1.8">
          <table:table-cell table:style-name="Table1.A20" office:value-type="string">
            <text:p text:style-name="P2"/>
          </table:table-cell>
          <table:table-cell table:style-name="Table1.B16" table:number-columns-spanned="4" office:value-type="string">
            <text:p text:style-name="P8"><text:text-input text:description="@before-row#if($lm.getTotalIprodha() &gt; 0)">@before-row#if($lm.getTotalIprodha() &gt; 0)</text:text-input><text:span text:style-name="T7">IPRODHA</text:span><text:span text:style-name="T7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e1.F16" office:value-type="string">
            <text:p text:style-name="P5">-<text:text-input text:description="$number.moneda($lm.getTotalIprodha())">$number.moneda($lm.getTotalIprodha())</text:text-input></text:p>
          </table:table-cell>
        </table:table-row>
        <table:table-row table:style-name="Table1.8">
          <table:table-cell table:style-name="Table1.A20" office:value-type="string">
            <text:p text:style-name="P2"/>
          </table:table-cell>
          <table:table-cell table:style-name="Table1.B17" table:number-columns-spanned="4" office:value-type="string">
            <text:p text:style-name="P25"><text:span text:style-name="T9"><text:text-input text:description="@before-row#if($lm.getTotalMutual() &gt; 0)">@before-row#if($lm.getTotalMutual() &gt; 0)</text:text-input></text:span><text:span text:style-name="T9">MUTUAL</text:span><text:text-input text:description="@after-row#end">@after-row#end</text:text-input></text:p>
          </table:table-cell>
          <table:covered-table-cell/>
          <table:covered-table-cell/>
          <table:covered-table-cell/>
          <table:table-cell table:style-name="Table1.F17" office:value-type="string">
            <text:p text:style-name="P5">-<text:text-input text:description="$number.moneda($lm.getTotalMutual())">$number.moneda($lm.getTotalMutual())</text:text-input></text:p>
          </table:table-cell>
        </table:table-row>
        <table:table-row table:style-name="Table1.8">
          <table:table-cell table:style-name="Table1.A20" office:value-type="string">
            <text:p text:style-name="P2"/>
          </table:table-cell>
          <table:table-cell table:style-name="Table1.B18" table:number-columns-spanned="4" office:value-type="string">
            <text:p text:style-name="P8"><text:span text:style-name="T9"><text:text-input text:description="@before-row#if($lm.getTotalCuotaMutual() &gt; 0)">@before-row#if($lm.getTotalCuotaMutual() &gt; 0)
</text:text-input></text:span><text:span text:style-name="T9">CUOTA MUTUAL</text:span><text:span text:style-name="T9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e1.F18" office:value-type="string">
            <text:p text:style-name="P5">-<text:text-input text:description="$number.moneda($lm.getTotalCuotaMutual())">$number.moneda($lm.getTotalCuotaMutual())</text:text-input></text:p>
          </table:table-cell>
        </table:table-row>
        <table:table-row table:style-name="Table1.8">
          <table:table-cell table:style-name="Table1.A20" office:value-type="string">
            <text:p text:style-name="P2"/>
          </table:table-cell>
          <table:table-cell table:style-name="Table1.B19" table:number-columns-spanned="4" office:value-type="string">
            <text:p text:style-name="P8"><text:span text:style-name="T10"><text:text-input text:description="@before-row#if($lm.getTotalYacare() &gt; 0)">@before-row#if($lm.getTotalYacare() &gt; 0)</text:text-input></text:span><text:span text:style-name="T10">Billetera YACARE </text:span><text:span text:style-name="T10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e1.F19" office:value-type="string">
            <text:p text:style-name="P5">-<text:text-input text:description="$number.moneda($lm.getTotalYacare())">$number.moneda($lm.getTotalYacare())</text:text-input></text:p>
          </table:table-cell>
        </table:table-row>
        <table:table-row table:style-name="Table1.8">
          <table:table-cell table:style-name="Table1.A20" office:value-type="string">
            <text:p text:style-name="P2"/>
          </table:table-cell>
          <table:table-cell table:style-name="Table1.B20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F20" office:value-type="string">
            <text:p text:style-name="P5"/>
          </table:table-cell>
        </table:table-row>
        <table:table-row table:style-name="Table1.8">
          <table:table-cell table:style-name="Table1.A21" table:number-columns-spanned="5" office:value-type="string">
            <text:p text:style-name="P10">MONTO DE LA ORDEN DE PAGO NETO DE RETENCIONES:</text:p>
          </table:table-cell>
          <table:covered-table-cell/>
          <table:covered-table-cell/>
          <table:covered-table-cell/>
          <table:covered-table-cell/>
          <table:table-cell table:style-name="Table1.F21" office:value-type="string">
            <text:p text:style-name="P5"><text:text-input text:description="$number.moneda($lm.getTotalACobrarOP())">$number.moneda($lm.getTotalACobrarOP())</text:text-input></text:p>
          </table:table-cell>
        </table:table-row>
        <table:table-row table:style-name="Table1.8">
          <table:table-cell table:style-name="Table1.A25" table:number-columns-spanned="6" office:value-type="string">
            <text:p text:style-name="P2">SON <text:text-input text:description="$lm.getSubTotalAPagarLetra()">$lm.getSubTotalAPagarLetra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4" table:number-columns-spanned="2" office:value-type="string">
            <text:p text:style-name="P12">BANCO:</text:p>
          </table:table-cell>
          <table:covered-table-cell/>
          <table:table-cell table:style-name="Table1.C23" table:number-columns-spanned="4" office:value-type="string">
            <text:p text:style-name="P13">MACRO S.A.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4" table:number-columns-spanned="2" office:value-type="string">
            <text:p text:style-name="P12">CUENTA:</text:p>
          </table:table-cell>
          <table:covered-table-cell/>
          <table:table-cell table:style-name="Table1.C24" table:number-columns-spanned="2" office:value-type="string">
            <text:p text:style-name="P13"><text:text-input text:description="">#if($profe)</text:text-input>300109408729322<text:text-input text:description="">#end</text:text-input><text:text-input text:description="">#if(!$profe)</text:text-input>300109408769227<text:text-input text:description="">#end</text:text-input></text:p>
          </table:table-cell>
          <table:covered-table-cell/>
          <table:table-cell table:style-name="Table1.E24" table:number-columns-spanned="2" office:value-type="string">
            <text:p text:style-name="P12">DENOMINACION:<text:span text:style-name="T2"> </text:span><text:span text:style-name="T2"><text:text-input text:description="">#if(!$profe)</text:text-input></text:span><text:span text:style-name="T2">“Parque de la Salud de la Pcia. de Mnes. Dr. Ramón Madariaga”</text:span><text:span text:style-name="T2"><text:text-input text:description="">#end</text:text-input></text:span><text:span text:style-name="T2"> </text:span><text:span text:style-name="T2"><text:text-input text:description="">#if($profe)</text:text-input></text:span><text:span text:style-name="T2">“Parque de la Salud Programa PROFE”</text:span><text:span text:style-name="T2"><text:text-input text:description="">#end</text:text-input></text:span><text:span text:style-name="T2">.-</text:span></text:p>
          </table:table-cell>
          <table:covered-table-cell/>
        </table:table-row>
        <table:table-row table:style-name="Table1.8">
          <table:table-cell table:style-name="Table1.A25" table:number-columns-spanned="6" office:value-type="string">
            <text:p text:style-name="P21"/>
            <text:p text:style-name="P21"/>
            <text:p text:style-name="P21"/>
            <text:p text:style-name="P21"/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6" table:number-columns-spanned="6" office:value-type="string">
            <text:p text:style-name="P21">OBSERVACIONES:<text:span text:style-name="T2"> CHEQUES Nº / TRANSFERENCIAS BANCARIAS Nº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de <text:page-count>2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1T09:35:29</meta:creation-date>
    <dc:date>2022-03-03T12:34:01.168891956</dc:date>
    <meta:editing-duration>P7DT11H59M22S</meta:editing-duration>
    <meta:editing-cycles>596</meta:editing-cycles>
    <meta:generator>LibreOffice/5.1.6.2$Linux_X86_64 LibreOffice_project/10m0$Build-2</meta:generator>
    <meta:document-statistic meta:table-count="1" meta:image-count="0" meta:object-count="0" meta:page-count="2" meta:paragraph-count="40" meta:word-count="279" meta:character-count="1979" meta:non-whitespace-character-count="1877"/>
  </office:meta>
</office:document-meta>
</file>